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 svg:font-family="Time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margin-left="0cm" fo:margin-right="0cm" fo:orphans="2" fo:widows="2" fo:text-indent="0cm" style:auto-text-indent="false"/>
      <style:text-properties fo:font-variant="normal" fo:text-transform="none" fo:color="#000000" loext:opacity="100%" style:font-name="Times" fo:letter-spacing="normal" fo:font-style="normal" fo:font-weight="normal"/>
    </style:style>
    <style:style style:name="P2" style:family="paragraph" style:parent-style-name="Heading_20_2">
      <style:paragraph-properties fo:margin-left="0cm" fo:margin-right="0cm" fo:orphans="2" fo:widows="2" fo:text-indent="0cm" style:auto-text-indent="false"/>
      <style:text-properties fo:font-variant="normal" fo:text-transform="none" fo:color="#000000" loext:opacity="100%" style:font-name="Times" fo:letter-spacing="normal" fo:font-style="normal" fo:font-weight="normal"/>
    </style:style>
    <style:style style:name="P3" style:family="paragraph" style:parent-style-name="Heading_20_2">
      <style:paragraph-properties fo:margin-left="0cm" fo:margin-right="0cm" fo:orphans="2" fo:widows="2" fo:text-indent="0cm" style:auto-text-indent="false"/>
    </style:style>
    <style:style style:name="P4" style:family="paragraph" style:parent-style-name="Heading_20_3">
      <style:paragraph-properties fo:margin-left="0cm" fo:margin-right="0cm" fo:orphans="2" fo:widows="2" fo:text-indent="0cm" style:auto-text-indent="false"/>
      <style:text-properties fo:font-variant="normal" fo:text-transform="none" fo:color="#000000" loext:opacity="100%" fo:letter-spacing="normal"/>
    </style:style>
    <style:style style:name="P5" style:family="paragraph" style:parent-style-name="List_20_Contents">
      <style:paragraph-properties fo:orphans="2" fo:widows="2"/>
    </style:style>
    <style:style style:name="P6" style:family="paragraph" style:parent-style-name="List_20_Contents">
      <style:paragraph-properties fo:margin-left="0cm" fo:margin-right="0cm" fo:orphans="2" fo:widows="2" fo:text-indent="0cm" style:auto-text-indent="false"/>
    </style:style>
    <style:style style:name="P7" style:family="paragraph" style:parent-style-name="List_20_Contents">
      <style:paragraph-properties fo:margin-top="0cm" fo:margin-bottom="0.499cm" style:contextual-spacing="false" fo:orphans="2" fo:widows="2"/>
    </style:style>
    <style:style style:name="P8" style:family="paragraph" style:parent-style-name="Preformatted_20_Text">
      <style:paragraph-properties fo:margin-left="1cm" fo:margin-right="1cm" fo:orphans="2" fo:widows="2" fo:text-indent="0cm" style:auto-text-indent="false"/>
      <style:text-properties fo:font-variant="normal" fo:text-transform="none" fo:color="#000000" loext:opacity="100%" style:font-name="Times" fo:font-size="14pt" fo:letter-spacing="normal" fo:font-style="normal" fo:font-weight="normal"/>
    </style:style>
    <style:style style:name="P9" style:family="paragraph" style:parent-style-name="Preformatted_20_Text">
      <style:paragraph-properties fo:margin-left="1cm" fo:margin-right="1cm" fo:orphans="2" fo:widows="2" fo:text-indent="0cm" style:auto-text-indent="false"/>
      <style:text-properties fo:font-variant="normal" fo:text-transform="none" fo:color="#000000" loext:opacity="100%" fo:letter-spacing="normal"/>
    </style:style>
    <style:style style:name="P10" style:family="paragraph" style:parent-style-name="Preformatted_20_Text">
      <style:paragraph-properties fo:margin-left="1cm" fo:margin-right="1cm" fo:orphans="2" fo:widows="2" fo:text-indent="0cm" style:auto-text-indent="false"/>
    </style:style>
    <style:style style:name="P11" style:family="paragraph" style:parent-style-name="Preformatted_20_Text">
      <style:paragraph-properties fo:margin-left="1cm" fo:margin-right="1cm" fo:margin-top="0cm" fo:margin-bottom="0.499cm" style:contextual-spacing="false" fo:orphans="2" fo:widows="2" fo:text-indent="0cm" style:auto-text-indent="false"/>
      <style:text-properties fo:font-variant="normal" fo:text-transform="none" fo:color="#000000" loext:opacity="100%" fo:letter-spacing="normal"/>
    </style:style>
    <style:style style:name="P12" style:family="paragraph" style:parent-style-name="Preformatted_20_Text">
      <style:paragraph-properties fo:margin-left="1cm" fo:margin-right="1cm" fo:margin-top="0cm" fo:margin-bottom="0.499cm" style:contextual-spacing="false" fo:orphans="2" fo:widows="2" fo:text-indent="0cm" style:auto-text-indent="false"/>
    </style:style>
    <style:style style:name="P13" style:family="paragraph" style:parent-style-name="Quotations">
      <style:paragraph-properties fo:margin-left="0cm" fo:margin-right="0cm" fo:orphans="2" fo:widows="2" fo:text-indent="0cm" style:auto-text-indent="false"/>
    </style:style>
    <style:style style:name="P14" style:family="paragraph" style:parent-style-name="Quotations">
      <style:paragraph-properties fo:margin-left="0cm" fo:margin-right="0cm" fo:orphans="2" fo:widows="2" fo:text-indent="0cm" style:auto-text-indent="false"/>
      <style:text-properties fo:font-variant="normal" fo:text-transform="none" fo:color="#000000" loext:opacity="100%" style:font-name="Times" fo:font-size="14pt" fo:letter-spacing="normal" fo:font-style="normal" fo:font-weight="normal"/>
    </style:style>
    <style:style style:name="P15" style:family="paragraph" style:parent-style-name="Text_20_body">
      <style:paragraph-properties fo:margin-left="0cm" fo:margin-right="0cm" fo:orphans="2" fo:widows="2" fo:text-indent="0cm" style:auto-text-indent="false"/>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fo:font-size="14pt" fo:letter-spacing="normal" fo:font-style="normal" fo:font-weight="normal"/>
    </style:style>
    <style:style style:name="P1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fo:letter-spacing="normal" fo:font-style="normal" fo:font-weight="normal"/>
    </style:style>
    <style:style style:name="T1" style:family="text">
      <style:text-properties fo:font-variant="normal" fo:text-transform="none" fo:color="#000000" loext:opacity="100%" style:font-name="Times" fo:font-size="14pt" fo:letter-spacing="normal" fo:font-style="normal" fo:font-weight="normal"/>
    </style:style>
    <style:style style:name="T2" style:family="text">
      <style:text-properties fo:font-variant="normal" fo:text-transform="none" fo:color="#000000" loext:opacity="100%" fo:letter-spacing="normal"/>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style:font-name="Times" fo:font-size="14pt" fo:letter-spacing="normal" fo:font-style="normal" fo:font-weight="normal"/>
    </style:style>
    <style:style style:name="T5" style:family="text">
      <style:text-properties fo:color="#000000" loext:opacity="100%" style:font-name="Times" fo:font-size="14pt" fo:letter-spacing="normal" fo:font-weight="normal"/>
    </style:style>
    <style:style style:name="T6" style:family="text">
      <style:text-properties style:font-name="Times" fo:font-style="normal" fo:font-weight="normal"/>
    </style:style>
    <style:style style:name="T7" style:family="text">
      <style:text-properties style:font-name="Times" fo:font-size="14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ke et Makefile : petit résume rapide</text:h>
      <text:p text:style-name="P15"><text:line-break/><text:span text:style-name="T1">(</text:span><text:span text:style-name="Emphasis"><text:span text:style-name="T5">Vos commentaires sont les bienvenus : </text:span></text:span><text:a xlink:type="simple" xlink:href="mailto:jciehl@bat710.univ-lyon1.fr" text:style-name="Internet_20_link" text:visited-style-name="Visited_20_Internet_20_Link"><text:span text:style-name="Emphasis">mailto:jciehl@bat710.univ-lyon1.fr</text:span></text:a><text:span text:style-name="T1">)</text:span><text:line-break/><text:line-break/><text:span text:style-name="T1">Make est outil très général permettant, entre autre, d'automatiser la compilation d'un projet.</text:span><text:line-break/><text:line-break/><text:span text:style-name="T2">    </text:span><text:span text:style-name="T1">Supposons que le projet soit constitué des sources C suivants : main.c, structure.c, et operation.c . Il est possible de compiler ce projet de trois manières différentes, les parties suivantes précisent ces différentes étapes.</text:span></text:p>
      <text:h text:style-name="P2" text:outline-level="2">1. une seule commande</text:h>
      <text:p text:style-name="P15"><text:span text:style-name="Teletype"><text:span text:style-name="T3">gcc -o prog -Wall main.c structure.c operation.c</text:span></text:span><text:line-break/><text:line-break/><text:span text:style-name="T1">(rappel des options de gcc : </text:span><text:span text:style-name="Teletype"><text:span text:style-name="T3">man gcc</text:span></text:span><text:span text:style-name="T1">, </text:span><text:span text:style-name="Teletype"><text:span text:style-name="T3">info gcc</text:span></text:span><text:span text:style-name="T1">, ou </text:span><text:span text:style-name="Emphasis"><text:span text:style-name="T5">gnome help system</text:span></text:span><text:span text:style-name="T2"> </text:span><text:span text:style-name="T1">sujet </text:span><text:span text:style-name="Teletype"><text:span text:style-name="T3">info:gcc</text:span></text:span><text:span text:style-name="T1">)</text:span></text:p>
      <text:h text:style-name="P2" text:outline-level="2"><text:bookmark text:name="partie2"/>2. une commande pour chaque fichier source et une autre pour créer l'éxécutable :</text:h>
      <text:p text:style-name="P15"><text:span text:style-name="Teletype"><text:span text:style-name="T3">gcc -c -Wall main.c<text:line-break/>gcc -c -Wall structure.c<text:line-break/>gcc -c -Wall operation.c<text:line-break/></text:span></text:span><text:line-break/><text:span text:style-name="T2">    </text:span><text:span text:style-name="T1">Les commandes précédentes compilent chaque fichier source et créent les fichiers objets correspondants qui s'appellent : main.o, structure.o et operation.o. Un fichier objet est le résultat de la compilation d'un fichier source et contient les instructions machines associées à chaque fonction du fichier source, ainsi que la liste des fonctions appelées qui ne se trouvent pas dans le fichier source (par exemple, les fonctions des librairies standards printf, scanf, malloc, etc. et les fonctions que vous avez écrites mais qui se trouvent dans les autres fichiers sources (voir l'utilisation du mot clé extern)).</text:span><text:line-break/><text:line-break/><text:span text:style-name="Teletype"><text:span text:style-name="T3">gcc -o prog main.o structure.o operation.o</text:span></text:span><text:line-break/><text:line-break/><text:span text:style-name="T2">    </text:span><text:span text:style-name="T1">Cette dernière commande crée l'éxécutable prog en assemblant (cette partie de la compilation s'appelle l'édition de liens) les ensembles d'instructions associés à chaque fichier objet. C'est à ce moment que le compilateur vérifie qu'il connait l'ensemble d'instructions associé à chaque fonction.</text:span><text:line-break/><text:line-break/><text:span text:style-name="T2">    </text:span><text:span text:style-name="T1">Le cycle de travail sur le projet nécessitera généralement plusieurs corrections d'erreurs. Il faudra donc, après chaque correction, recompiler le fichier source modifé </text:span><text:soft-page-break/><text:span text:style-name="T1">(après avoir enregistré les modifications ...). La compilation de ce fichier source produira un fichier objet et il faudra bien sur recréer l'éxécutable.</text:span><text:line-break/><text:line-break/><text:span text:style-name="T1">Prenons un exemple :</text:span><text:line-break/><text:span text:style-name="T1">supposons que l'on ait modifié main.c, la commande suivante permet de le recompiler (et de créer une nouvelle version de main.o) :</text:span><text:line-break/><text:span text:style-name="Teletype"><text:span text:style-name="T3">gcc -c -Wall main.c</text:span></text:span><text:line-break/><text:line-break/><text:span text:style-name="T2">    </text:span><text:span text:style-name="T1">il faut encore reconstruire l'éxécutable, afin de tenir compte des modifications apportées à main.c (et donc main.o). Par contre, les objets structure.o et operation.o n'ont pas été modifiés, il n'est donc pas nécessaire de les recompiler.</text:span><text:line-break/><text:span text:style-name="Teletype"><text:span text:style-name="T3">gcc -o prog main.o structure.o operation.o</text:span></text:span><text:line-break/><text:line-break/><text:span text:style-name="T2">    </text:span><text:span text:style-name="T1">On peut maintenant vérifier le bon fonctionnement du programme.</text:span><text:line-break/><text:line-break/><text:span text:style-name="T2">    </text:span><text:span text:style-name="T1">Un projet "moyen" comporte rapidement une dizaine de fichiers sources, et il devient vite pénible de taper toutes les commandes nécessaires à la compilation du projet. De plus, le risque d'erreur ou d'oubli augmente très rapidement, d'ou l'utilité, voire la nécessité, d'un outil permettant d'automatiser la construction du projet.</text:span></text:p>
      <text:h text:style-name="P2" text:outline-level="2">3. Make</text:h>
      <text:p text:style-name="P15"><text:span text:style-name="T2">    </text:span><text:span text:style-name="T1">L'utilisation de make est relativement simple, une fois que l'on a compris que son rôle est de produire automatiquement la séquence de commandes permettant de construire un projet. Pour créer l'éxécutable, la première fois, il faut que make génère la séquence de commandes décrite dans la </text:span><text:a xlink:type="simple" xlink:href="http://perso.univ-lyon1.fr/jean-claude.iehl/Public/educ/Makefile.html#partie2" text:style-name="Internet_20_link" text:visited-style-name="Visited_20_Internet_20_Link"><text:span text:style-name="T4">partie 2</text:span></text:a><text:span text:style-name="T2"> </text:span><text:span text:style-name="T1">:</text:span></text:p>
      <text:p text:style-name="P13"><text:span text:style-name="Teletype"><text:span text:style-name="T1">gcc -c -Wall main.c</text:span></text:span><text:span text:style-name="T1"><text:line-break/></text:span><text:span text:style-name="Teletype"><text:span text:style-name="T1">gcc -c -Wall structure.c</text:span></text:span><text:span text:style-name="T1"><text:line-break/></text:span><text:span text:style-name="Teletype"><text:span text:style-name="T1">gcc -c -Wall operation.c</text:span></text:span><text:span text:style-name="T1"><text:line-break/></text:span><text:span text:style-name="Teletype"><text:span text:style-name="T1">gcc -o prog main.o structure.o operation.o</text:span></text:span></text:p>
      <text:p text:style-name="P16">    <text:span text:style-name="T7">De la même manière, après la modification de main.c, make doit générer la séquence de commandes suivante :</text:span></text:p>
      <text:p text:style-name="P13"><text:span text:style-name="Teletype"><text:span text:style-name="T1">gcc -c -Wall main.c</text:span></text:span><text:span text:style-name="T1"><text:line-break/></text:span><text:span text:style-name="Teletype"><text:span text:style-name="T1">gcc -o prog main.o structure.o operation.o</text:span></text:span></text:p>
      <text:p text:style-name="P16">    <text:span text:style-name="T7">Le raisonnement qui nous a permis d'écrire cette séquence de commande est basé sur les dépendances (ou les relations) entre ces fichiers :</text:span></text:p>
      <text:p text:style-name="P14">main.c produit main.o<text:line-break/>et<text:line-break/>main.o, structure.o et operation.o permettent de construire le projet prog.</text:p>
      <text:p text:style-name="P15"><text:soft-page-break/><text:span text:style-name="T2">    </text:span><text:span text:style-name="T1">Il suffit de décrire ces relations à Make, ainsi que les commandes associées pour qu'il puisse produire la séquence de commandes correcte. Ces relations sont décrites dans un fichier texte, nommé Makefile ou makefile. Ce fichier est constistué des descriptions des relations entre les fichiers sources et les fichiers objets ainsi que des relations entre les fichiers objets et le projet.</text:span><text:line-break/><text:line-break/><text:span text:style-name="T2">    </text:span><text:span text:style-name="T1">Une relation s'écrit de la manière suivante dans le fichier makefile :</text:span></text:p>
      <text:p text:style-name="P13"><text:span text:style-name="Teletype"><text:span text:style-name="T1">produit : source</text:span></text:span><text:span text:style-name="T1"><text:line-break/></text:span><text:span text:style-name="Teletype"><text:span text:style-name="T1">    commande</text:span></text:span></text:p>
      <text:p text:style-name="P15"><text:span text:style-name="T2">    </text:span><text:span text:style-name="T1">Cette règle indique plusieurs choses à make. Premièrement, que </text:span><text:span text:style-name="Teletype"><text:span text:style-name="T3">produit</text:span></text:span><text:span text:style-name="T2"> </text:span><text:span text:style-name="T1">est crée à partir de </text:span><text:span text:style-name="Teletype"><text:span text:style-name="T3">source</text:span></text:span><text:span text:style-name="T2"> </text:span><text:span text:style-name="T1">et que c'est </text:span><text:span text:style-name="Teletype"><text:span text:style-name="T3">commande</text:span></text:span><text:span text:style-name="T2"> </text:span><text:span text:style-name="T1">qui permet de le faire. On peut donc décrire la relation entre main.c et main.o, qui est produit par la compilation de main.c :</text:span></text:p>
      <text:p text:style-name="P13"><text:span text:style-name="Teletype"><text:span text:style-name="T1">main.o : main.c</text:span></text:span><text:span text:style-name="T1"><text:line-break/></text:span><text:span text:style-name="Teletype"><text:span text:style-name="T1">    gcc -c -Wall main.c</text:span></text:span></text:p>
      <text:p text:style-name="P16">    <text:span text:style-name="T7">De même, la relation entre les fichiers objets et le projet s'écrit :</text:span></text:p>
      <text:p text:style-name="P13"><text:span text:style-name="Teletype"><text:span text:style-name="T1">prog: main.o structure.o operation.o</text:span></text:span><text:span text:style-name="T1"><text:line-break/></text:span><text:span text:style-name="Teletype"><text:span text:style-name="T1">    gcc -o prog main.o structure.o operation.o</text:span></text:span></text:p>
      <text:p text:style-name="P16">    <text:span text:style-name="T7">Pour achever la création du makefile, il ne reste plus qu'à écrire les règles pour structure et operation :</text:span></text:p>
      <text:p text:style-name="P13"><text:span text:style-name="Teletype"><text:span text:style-name="T1">structure.o : structure.c</text:span></text:span><text:span text:style-name="T1"><text:line-break/></text:span><text:span text:style-name="Teletype"><text:span text:style-name="T1">    gcc -c -Wall structure.c</text:span></text:span><text:span text:style-name="T1"><text:line-break/><text:line-break/></text:span><text:span text:style-name="Teletype"><text:span text:style-name="T1">operation.o : operation.c</text:span></text:span><text:span text:style-name="T1"><text:line-break/></text:span><text:span text:style-name="Teletype"><text:span text:style-name="T1">    gcc -c -Wall operation.c</text:span></text:span></text:p>
      <text:p text:style-name="P16">    <text:span text:style-name="T7">Un dernier détail, comme le makefile est composé de plusieurs relations, il faut indiquer à make laquelle construire en priorité : par convention, c'est tout simplement la première. Il suffit donc d'écrire la règle décrivant la construction du projet au début du fichier makefile. Le makefile complet ressemblera donc à :</text:span></text:p>
      <text:p text:style-name="P13"><text:span text:style-name="Teletype"><text:span text:style-name="T1">prog: main.o structure.o operation.o</text:span></text:span><text:span text:style-name="T1"><text:line-break/></text:span><text:span text:style-name="Teletype"><text:span text:style-name="T1">    gcc -o prog main.o structure.o operation.o</text:span></text:span><text:span text:style-name="T1"><text:line-break/><text:line-break/></text:span><text:span text:style-name="Teletype"><text:span text:style-name="T1">main.o : main.c</text:span></text:span><text:span text:style-name="T1"><text:line-break/></text:span><text:span text:style-name="Teletype"><text:span text:style-name="T1">    gcc -c -Wall main.c</text:span></text:span><text:span text:style-name="T1"><text:line-break/><text:line-break/></text:span><text:span text:style-name="Teletype"><text:span text:style-name="T1">structure.o : structure.c</text:span></text:span><text:span text:style-name="T1"><text:line-break/></text:span><text:span text:style-name="Teletype"><text:span text:style-name="T1">    gcc -c -Wall structure.c</text:span></text:span><text:span text:style-name="T1"><text:line-break/><text:line-break/></text:span><text:span text:style-name="Teletype"><text:span text:style-name="T1">operation.o : operation.c</text:span></text:span><text:span text:style-name="T1"><text:line-break/></text:span><text:span text:style-name="Teletype"><text:span text:style-name="T1">    gcc -c -Wall operation.c</text:span></text:span></text:p>
      <text:p text:style-name="P15"><text:soft-page-break/><text:span text:style-name="T2">    </text:span><text:span text:style-name="T1">Lors d'une modification, make se base sur la date de modification des fichiers pour déterminer les mises à jours à effectuer. Dans le scénario précédent, le projet complet est compilé et éxécuté. Lors de ce premier appel à make, ni les fichiers objets, ni l'éxécutable n'existent, ils sont donc créés en utilisant la commande associée à leur règle. Ensuite, main.c est modifié, main.c devient donc plus récent que main.o et prog. Make analyse les régles définies dans le makefile et vérifie les dates des fichiers. Comme main.c est plus récent que main.o, ce dernier ne peut être le produit de la version actuelle de main.c, il faut donc le recompiler, la commande associée à la règle main.o sera donc éxécutée (</text:span><text:span text:style-name="Teletype"><text:span text:style-name="T3">gcc -c -Wall main.c</text:span></text:span><text:span text:style-name="T1">). Après la compilation, la date de main.o est plus récente que celle de prog, il faudra donc récréer prog avec la commande correspondante (</text:span><text:span text:style-name="Teletype"><text:span text:style-name="T3">gcc -o prog main.o structure.o operation.o</text:span></text:span><text:span text:style-name="T1">).</text:span></text:p>
      <text:h text:style-name="P2" text:outline-level="2">3. Quelques idées d'utilisation</text:h>
      <text:p text:style-name="P15"><text:span text:style-name="T2">    </text:span><text:span text:style-name="T1">Make ne pose aucune contrainte sur la compilation. Il ne sait pas qu'il est en train de compiler un projet, vous pouvez donc en profiter pour lui faire faire autre chose, comme effacer les fichiers temporaires, créer une archive de votre projet, ou définir plusieurs versions du même projet ou de plusieurs projets dans le même makefile.</text:span><text:line-break/><text:line-break/><text:span text:style-name="T2">    </text:span><text:span text:style-name="T1">Les sections suivantes présentent quelques règles à ajouter au makefile. Pour indiquer à make que l'on veut éxécuter une règle particulière il suffit de lui indiquer : </text:span><text:span text:style-name="Teletype"><text:span text:style-name="T3">make regle</text:span></text:span><text:span text:style-name="T1">, ce qui éxécutera les commandes associées à la règle </text:span><text:span text:style-name="Teletype"><text:span text:style-name="T3">regle</text:span></text:span><text:span text:style-name="T1">.</text:span></text:p>
      <text:h text:style-name="P4" text:outline-level="3">    <text:span text:style-name="T6">3.1 Effacer les fichiers temporaires</text:span></text:h>
      <text:p text:style-name="P15"><text:span text:style-name="T2">    </text:span><text:span text:style-name="T1">Lors de modifications importantes d'un projet, on a souvent besoin de recompiler la totalité des sources, ou de nettoyer le répertoire de travail. Il est toujours possible de taper une commande rm dans un terminal, mais on peut aussi le faire faire à make. Comment écrire cette règle ? Quelle relation existe-t-il entre un fichier et un fichier effacé ? La réponse est simple : aucune. Mais on peut quand même écrire une règle qui éxécute toujours sa commande, il suffit de ne pas indiquer de source et de donner à la règle un nom qui n'est pas un fichier.</text:span><text:line-break/><text:line-break/><text:span text:style-name="T2">    </text:span><text:span text:style-name="T1">Pour effacer les fichiers objets du projet, il suffit de d'écrire la règle suivante qui s'appelle clean par convention :</text:span></text:p>
      <text:p text:style-name="P13"><text:span text:style-name="Teletype"><text:span text:style-name="T1">clean :</text:span></text:span><text:span text:style-name="T1"><text:line-break/></text:span><text:span text:style-name="Teletype"><text:span text:style-name="T1">    rm -f prog *.o</text:span></text:span></text:p>
      <text:p text:style-name="P15"><text:span text:style-name="T2">    </text:span><text:span text:style-name="T1">L'option -f (force) indique juste à rm de ne pas signaler les erreurs éventuelles (plus de détail sur les options de rm, </text:span><text:a xlink:type="simple" xlink:href="http://www710.univ-lyon1.fr/~jciehl/Public/MAN/man1/rm.1.html" text:style-name="Internet_20_link" text:visited-style-name="Visited_20_Internet_20_Link"><text:span text:style-name="Teletype"><text:span text:style-name="T4">man rm</text:span></text:span></text:a><text:span text:style-name="T1">). Le *.o est un joker qui indique à rm d'effacer tous les fichiers se terminant par .o, c'est à dire les fichiers objets.</text:span><text:line-break/><text:line-break/><text:soft-page-break/><text:span text:style-name="T2">    </text:span><text:span text:style-name="Teletype"><text:span text:style-name="T3">make clean</text:span></text:span><text:span text:style-name="T2"> </text:span><text:span text:style-name="T1">éxécutera donc la commande </text:span><text:span text:style-name="Teletype"><text:span text:style-name="T3">rm -f prog *.o</text:span></text:span><text:span text:style-name="T2"> </text:span><text:span text:style-name="T1">associée à la règle </text:span><text:span text:style-name="Teletype"><text:span text:style-name="T3">clean</text:span></text:span><text:span text:style-name="T1">.</text:span></text:p>
      <text:h text:style-name="P4" text:outline-level="3">    <text:span text:style-name="T6">3.2 Archiver le projet</text:span></text:h>
      <text:p text:style-name="P16">    <text:span text:style-name="T7">Les règles sans sources (voir ci-dessus) permettent d'éxécuter une commande quelconque, on peut en profiter pour archiver le projet, par exemple. On peut compléter le makefile par la règle :</text:span></text:p>
      <text:p text:style-name="P13"><text:span text:style-name="Teletype"><text:span text:style-name="T1">zip:</text:span></text:span><text:span text:style-name="T1"><text:line-break/></text:span><text:span text:style-name="Teletype"><text:span text:style-name="T1">    tar -zcvf prog.tar.gz main.c structure.c operation.c Makefile</text:span></text:span></text:p>
      <text:p text:style-name="P15"><text:span text:style-name="T2">    </text:span><text:span text:style-name="T1">La commande tar permet de créer une archive compressée, il suffit d'indiquer le nom de l'archive à créer et la liste des fichiers à archiver (plus de détails sur l'utilisation de tar, </text:span><text:a xlink:type="simple" xlink:href="http://www710.univ-lyon1.fr/~jciehl/Public/MAN/man1/tar.1.html" text:style-name="Internet_20_link" text:visited-style-name="Visited_20_Internet_20_Link"><text:span text:style-name="Teletype"><text:span text:style-name="T4">man tar</text:span></text:span></text:a><text:span text:style-name="T1">).  Vous pouvez aussi envoyer l'archive par mail (</text:span><text:span text:style-name="Teletype"><text:span text:style-name="T3">man mail</text:span></text:span><text:span text:style-name="T1">) ou la copier sur disquette.</text:span><text:line-break/><text:line-break/><text:span text:style-name="T2">    </text:span><text:span text:style-name="Teletype"><text:span text:style-name="T3">make zip</text:span></text:span><text:span text:style-name="T2"> </text:span><text:span text:style-name="T1">éxécutera donc la commande </text:span><text:span text:style-name="Teletype"><text:span text:style-name="T3">tar -zcvf prog.tar.gz main.c structure.c operation.c Makefile</text:span></text:span><text:span text:style-name="T2"> </text:span><text:span text:style-name="T1">associée à la règle </text:span><text:span text:style-name="Teletype"><text:span text:style-name="T3">zip</text:span></text:span><text:span text:style-name="T1">.</text:span></text:p>
      <text:h text:style-name="P4" text:outline-level="3">    <text:span text:style-name="T6">3.3 Plusieurs versions du projet</text:span></text:h>
      <text:p text:style-name="P15"><text:span text:style-name="T2">    </text:span><text:span text:style-name="T1">Dans le </text:span><text:a xlink:type="simple" xlink:href="http://perso.univ-lyon1.fr/jean-claude.iehl/Public/educ/2002/algotp3.html" text:style-name="Internet_20_link" text:visited-style-name="Visited_20_Internet_20_Link"><text:span text:style-name="T4">TP3</text:span></text:a><text:span text:style-name="T1">, il était demandé de fournir plusieurs versions du même programme. On peut créer plusieurs projets séparés, ou tout simplement décrire les différentes versions dans le même makefile. Le </text:span><text:a xlink:type="simple" xlink:href="http://perso.univ-lyon1.fr/jean-claude.iehl/Public/educ/2002/algotp3.html" text:style-name="Internet_20_link" text:visited-style-name="Visited_20_Internet_20_Link"><text:span text:style-name="T4">TP3</text:span></text:a><text:span text:style-name="T2"> </text:span><text:span text:style-name="T1">était composé des sources C suivants : blob.c tga.c tri_blob.c. Voici le fichier Makefile fourni avec le sujet :</text:span></text:p>
      <text:p text:style-name="P13"><text:span text:style-name="Teletype"><text:span text:style-name="T1">blob: blob.o tga.o tri_blob.o<text:line-break/>    gcc -o blob blob.o tga.o tri_blob.o -lm<text:line-break/><text:line-break/>blob.o: blob.c<text:line-break/>    gcc -Wall -c blob.c<text:line-break/><text:line-break/>tga.o: tga.c<text:line-break/>    gcc -Wall -c tga.c<text:line-break/><text:line-break/>tri_blob.o: tri_blob.c<text:line-break/>    gcc -Wall -c tri_blob.c<text:line-break/><text:line-break/>tarball:<text:line-break/>    tar -zcvf blob.tar.gz blob.c tga.c tri_blob.c blob.h tga.h Makefile<text:line-break/><text:line-break/>clean:<text:line-break/>    rm *.o blob</text:span></text:span></text:p>
      <text:p text:style-name="P16">    <text:span text:style-name="T7">Ce Makefile crée un éxécutable nommé blob à partir de blob.o, tga.o et de tri_blob.o. Le travail demandé consistait principalement a écrire de nouvelles fonctions de tri. </text:span><text:soft-page-break/><text:span text:style-name="T7">Supposons que le tri par insertion se trouve dans le source tri_insertion.c, et que le tri par tas se trouve dans tri_tas.c. On veut créer une version de blob, blob_insertion, compilée avec le tri par insertion et une autre compilée avec le tri par tas, blob_tas. Les deux nouvelles règles :</text:span></text:p>
      <text:p text:style-name="P8">blob_insertion: blob.o tga.o tri_insertion.o</text:p>
      <text:p text:style-name="P9"><text:s text:c="8"/><text:span text:style-name="T7">gcc -o blob_insertion blob.o tga.o tri_insertion.o -lm</text:span></text:p>
      <text:p text:style-name="P8">tri_insertion.o: <text:s text:c="7"/>tri_insertion.c</text:p>
      <text:p text:style-name="P11"><text:s text:c="8"/><text:span text:style-name="T7">gcc -Wall -c tri_insertion.c <text:s/></text:span></text:p>
      <text:p text:style-name="P17">permettent de créer l'éxécutable blob_insertion qui est bien blob compilé avec la fonction de tri par insertion. De même, il suffit de rajouter les règles suivantes pour la version tri par tas :</text:p>
      <text:p text:style-name="P8">blob_tas: <text:s text:c="6"/>blob.o tga.o tri_tas.o</text:p>
      <text:p text:style-name="P9"><text:s text:c="8"/><text:span text:style-name="T7">gcc -o blob_tas blob.o tga.o tri_tas.o -lm</text:span></text:p>
      <text:p text:style-name="P8">tri_tas.o: <text:s text:c="5"/>tri_tas.c</text:p>
      <text:p text:style-name="P11"><text:s text:c="8"/><text:span text:style-name="T7">gcc -Wall -c tri_tas.c <text:s/></text:span></text:p>
      <text:p text:style-name="P16">    <text:span text:style-name="T7">Au final, le Makefile ressemblera à :</text:span></text:p>
      <text:p text:style-name="P8">blob: <text:s text:c="2"/>blob.o tga.o tri_blob.o</text:p>
      <text:p text:style-name="P9"><text:s text:c="8"/><text:span text:style-name="T7">gcc -o blob blob.o tga.o tri_blob.o -lm</text:span></text:p>
      <text:p text:style-name="P8">blob_insertion: blob.o tga.o tri_insertion.o</text:p>
      <text:p text:style-name="P9"><text:s text:c="8"/><text:span text:style-name="T7">gcc -o blob_insertion blob.o tga.o tri_insertion.o -lm</text:span></text:p>
      <text:p text:style-name="P8">blob_tas: <text:s text:c="6"/>blob.o tga.o tri_tas.o</text:p>
      <text:p text:style-name="P9"><text:s text:c="8"/><text:span text:style-name="T7">gcc -o blob_tas blob.o tga.o tri_tas.o -lm</text:span></text:p>
      <text:p text:style-name="P8">tri_tas.o: <text:s text:c="5"/>tri_tas.c</text:p>
      <text:p text:style-name="P9"><text:s text:c="8"/><text:span text:style-name="T7">gcc -Wall -c tri_tas.c <text:s/></text:span></text:p>
      <text:p text:style-name="P8">tri_insertion.o: <text:s text:c="7"/>tri_insertion.c</text:p>
      <text:p text:style-name="P9"><text:s text:c="8"/><text:span text:style-name="T7">gcc -Wall -c tri_insertion.c <text:s/></text:span></text:p>
      <text:p text:style-name="P8">blob.o: blob.c</text:p>
      <text:p text:style-name="P9"><text:s text:c="8"/><text:span text:style-name="T7">gcc -Wall -c blob.c</text:span></text:p>
      <text:p text:style-name="P8">tga.o: tga.c</text:p>
      <text:p text:style-name="P9"><text:s text:c="8"/><text:span text:style-name="T7">gcc -Wall -c tga.c</text:span></text:p>
      <text:p text:style-name="P8">tri_blob.o: tri_blob.c</text:p>
      <text:p text:style-name="P9"><text:s text:c="8"/><text:span text:style-name="T7">gcc -Wall -c tri_blob.c</text:span></text:p>
      <text:p text:style-name="P8">tarball: </text:p>
      <text:p text:style-name="P9"><text:s text:c="8"/><text:span text:style-name="T7">tar -zcvf blob.tar.gz blob.c tga.c tri_blob.c blob.h tga.h Makefile</text:span></text:p>
      <text:p text:style-name="P8">clean:</text:p>
      <text:p text:style-name="P11"><text:s text:c="8"/><text:span text:style-name="T7">rm *.o blob</text:span></text:p>
      <text:p text:style-name="P16">    <text:span text:style-name="T7">Les trois premières règles (blob, blob_insertion, blob_tas) correspondent aux trois versions du projet et les règles suivantes décrivent la compilation des différents sources des projets.</text:span></text:p>
      <text:h text:style-name="P2" text:outline-level="2"><text:soft-page-break/>4. Makefile avancé</text:h>
      <text:p text:style-name="P16">    <text:span text:style-name="T7">La rédaction d'un makefile est relativement délicate, il est courant d'oublier de rajouter un objet dans les sources d'une règle ou dans la liste des objets à compiler pour créer l'éxécutable. De même, l'écriture des règles de compilation est particulièrement longue. Heureusement make dispose de fonctionnalités supplémentaires permettant d'automatiser une partie de la rédaction. Les deux sections suivantes présentent l'utilisation des variables afin de simplifier l'écriture des makefile.</text:span></text:p>
      <text:h text:style-name="P4" text:outline-level="3">    <text:span text:style-name="T6">4.1 variables</text:span></text:h>
      <text:p text:style-name="P15"><text:span text:style-name="T2">    </text:span><text:span text:style-name="T1">Des variables existent dans make, ce sont simplement des chaînes de caractères. On peut par exemple définir une variable indiquant quel compilateur utiliser, quelles options de compilation utiliser ou encore une liste de fichiers.</text:span><text:line-break/><text:span text:style-name="T2">    </text:span><text:span text:style-name="T1">Pour définir une variable, il suffit de lui donner un nom et une valeur. Un nom de variable est une suite de caractères ne contenant pas `:', `#' et `='. Une valeur est une chaîne de caractères quelconque. Pour substituer une variable à sa valeur, il suffit d'écrire $nomvariable. Quelques exemples :</text:span></text:p>
      <text:p text:style-name="P13"><text:span text:style-name="Teletype"><text:span text:style-name="T1">CC= gcc</text:span></text:span></text:p>
      <text:p text:style-name="P10"><text:span text:style-name="Teletype"><text:span text:style-name="T1">blob: <text:s text:c="2"/>blob.o tga.o tri_blob.o</text:span></text:span></text:p>
      <text:p text:style-name="P10"><text:span text:style-name="Teletype"><text:span text:style-name="T2"><text:s text:c="8"/></text:span></text:span><text:span text:style-name="Teletype"><text:span text:style-name="T1">$(CC) -o blob blob.o tga.o tri_blob.o -lm</text:span></text:span></text:p>
      <text:p text:style-name="P12"><text:span text:style-name="Teletype"><text:span text:style-name="T1">...</text:span></text:span></text:p>
      <text:p text:style-name="P17">ou</text:p>
      <text:p text:style-name="P13"><text:span text:style-name="Teletype"><text:span text:style-name="T1">CC= gcc</text:span></text:span><text:span text:style-name="T1"><text:line-break/></text:span><text:span text:style-name="Teletype"><text:span text:style-name="T1">objets= blob.o tga.o tri_blob.o</text:span></text:span></text:p>
      <text:p text:style-name="P10"><text:span text:style-name="Teletype"><text:span text:style-name="T1">blob: <text:s text:c="2"/>$(objets)</text:span></text:span></text:p>
      <text:p text:style-name="P10"><text:span text:style-name="Teletype"><text:span text:style-name="T2"><text:s text:c="8"/></text:span></text:span><text:span text:style-name="Teletype"><text:span text:style-name="T1">$(CC) -o blob $(objets) -lm</text:span></text:span></text:p>
      <text:p text:style-name="P12"><text:span text:style-name="Teletype"><text:span text:style-name="T1">...</text:span></text:span></text:p>
      <text:p text:style-name="P16">    <text:span text:style-name="T7">Les parenthèses autour des noms de variables ne sont pas obligatoires mais permettent d'éviter certains problèmes lors de la substitution de la variable par sa valeur (c'est un simple remplacement de caractères).</text:span></text:p>
      <text:h text:style-name="P4" text:outline-level="3">    <text:span text:style-name="T6">4.2 variables automatiques et règles implicites</text:span></text:h>
      <text:p text:style-name="P16">    <text:span text:style-name="T7">Il existe un autre type de variables : les variables automatiques, leurs noms sont imposés et make défini leurs valeurs. Voici les plus utilisées :</text:span></text:p>
      <text:p text:style-name="P6"><text:span text:style-name="Teletype"><text:span text:style-name="T1">$@</text:span></text:span><text:span text:style-name="T1"> : produit (ou but) de la règle</text:span></text:p>
      <text:p text:style-name="P5"><text:span text:style-name="Teletype"><text:span text:style-name="T1">$&lt;</text:span></text:span><text:span text:style-name="T1"> : nom de la première dépendance (ou source)</text:span></text:p>
      <text:p text:style-name="P5"><text:span text:style-name="Teletype"><text:span text:style-name="T1">$?</text:span></text:span><text:span text:style-name="T1"> : toutes les dépendances plus récentes que le but</text:span></text:p>
      <text:p text:style-name="P5"><text:span text:style-name="Teletype"><text:span text:style-name="T1">$^</text:span></text:span><text:span text:style-name="T1"> : toutes les dépendances</text:span></text:p>
      <text:p text:style-name="P7"><text:soft-page-break/><text:span text:style-name="Teletype"><text:span text:style-name="T1">$+</text:span></text:span><text:span text:style-name="T1"> : idem mais chaque dépendance apparait autant de fois qu'elle est cité et l'ordre d'apparition est conservé.</text:span></text:p>
      <text:p text:style-name="P15"><text:span text:style-name="T2">    </text:span><text:span text:style-name="T1">La variable </text:span><text:span text:style-name="Teletype"><text:span text:style-name="T3">$@</text:span></text:span><text:span text:style-name="T2"> </text:span><text:span text:style-name="T1">représente le produit (ou le but) d'une règle, en reprenant l'exemple précédent :</text:span></text:p>
      <text:p text:style-name="P13"><text:span text:style-name="Teletype"><text:span text:style-name="T1">CC= gcc</text:span></text:span><text:span text:style-name="T1"><text:line-break/></text:span><text:span text:style-name="Teletype"><text:span text:style-name="T1">objets= blob.o tga.o tri_blob.o</text:span></text:span></text:p>
      <text:p text:style-name="P10"><text:span text:style-name="Teletype"><text:span text:style-name="T1">blob: <text:s text:c="2"/>$(objets)</text:span></text:span></text:p>
      <text:p text:style-name="P12"><text:span text:style-name="Teletype"><text:span text:style-name="T2"><text:s text:c="8"/></text:span></text:span><text:span text:style-name="Teletype"><text:span text:style-name="T1">$(CC) -o $@ $(objets) -lm</text:span></text:span></text:p>
      <text:p text:style-name="P15"><text:span text:style-name="T2">    </text:span><text:span text:style-name="T1">La variable </text:span><text:span text:style-name="Teletype"><text:span text:style-name="T3">$^</text:span></text:span><text:span text:style-name="T2"> </text:span><text:span text:style-name="T1">représente toutes les dépendances d'une règle, par exemple tous les objets lors de la création du projet :</text:span></text:p>
      <text:p text:style-name="P13"><text:span text:style-name="Teletype"><text:span text:style-name="T1">CC= gcc</text:span></text:span><text:span text:style-name="T1"><text:line-break/></text:span><text:span text:style-name="Teletype"><text:span text:style-name="T1">objets= blob.o tga.o tri_blob.o</text:span></text:span></text:p>
      <text:p text:style-name="P10"><text:span text:style-name="Teletype"><text:span text:style-name="T1">blob: <text:s text:c="2"/>$(objets)</text:span></text:span></text:p>
      <text:p text:style-name="P12"><text:span text:style-name="Teletype"><text:span text:style-name="T2"><text:s text:c="8"/></text:span></text:span><text:span text:style-name="Teletype"><text:span text:style-name="T1">$(CC) -o $@ $^ -lm</text:span></text:span></text:p>
      <text:p text:style-name="P15"><text:span text:style-name="T2">    </text:span><text:span text:style-name="T1">La variable </text:span><text:span text:style-name="Teletype"><text:span text:style-name="T3">$&lt;</text:span></text:span><text:span text:style-name="T2"> </text:span><text:span text:style-name="T1">représente la première dépendance, on peut l'utiliser pour compiler un source C :</text:span></text:p>
      <text:p text:style-name="P8">CC= gcc -Wall</text:p>
      <text:p text:style-name="P8">blob.o: blob.c</text:p>
      <text:p text:style-name="P11"><text:s text:c="8"/><text:span text:style-name="T7">$(CC) -o $@ -c $&lt;</text:span></text:p>
      <text:p text:style-name="P16">    <text:span text:style-name="T7">L'utilisation des variables automatiques est particulièrement puissante lors de la définition de règles implictes qui s'appliquent à plusieurs fichiers. Par exemple, il possible, avec une seule règle implicite, de compiler tous les sources C :</text:span></text:p>
      <text:p text:style-name="P13"><text:span text:style-name="Teletype"><text:span text:style-name="T1">%.o: %.c</text:span></text:span><text:span text:style-name="T1"><text:line-break/></text:span><text:span text:style-name="Teletype"><text:span text:style-name="T1">     $(CC) -o $@ -c $&lt;</text:span></text:span></text:p>
      <text:p text:style-name="P15"><text:span text:style-name="T2">    </text:span><text:span text:style-name="T1">Le but est défini par un </text:span><text:span text:style-name="Emphasis"><text:span text:style-name="T5">pattern</text:span></text:span><text:span text:style-name="T1">, ou un joker :  %.o . Cette règle indique que chaque fichier .o nécessaire à la création du projet est obtenu à partir du fichier .c correspondant et que la commande </text:span><text:span text:style-name="Teletype"><text:span text:style-name="T3">$(CC) -o $@ -c $&lt;</text:span></text:span><text:span text:style-name="T2"> </text:span><text:span text:style-name="T1">permet de créer le fichier objet à partir du fichier source. Les variables automatiques permettent de retrouver le nom du fichier concerné par la règle.</text:span><text:line-break/><text:line-break/><text:span text:style-name="T1">En résumé, il est donc possible de compiler un projet quelconque avec un Makefile de quelques lignes, par exemple blob :</text:span></text:p>
      <text:p text:style-name="P13"><text:span text:style-name="Teletype"><text:span text:style-name="T1">CC= gcc        # compilateur</text:span></text:span><text:span text:style-name="T1"><text:line-break/></text:span><text:span text:style-name="Teletype"><text:span text:style-name="T1">CFLAGS= -Wall  # options de compilation pour les sources C</text:span></text:span><text:span text:style-name="T1"><text:line-break/><text:line-break/></text:span><text:span text:style-name="Teletype"><text:span text:style-name="T1">objets= blob.o tga.o tri_blob.o</text:span></text:span><text:span text:style-name="T1"><text:line-break/></text:span><text:soft-page-break/><text:span text:style-name="Teletype"><text:span text:style-name="T1">blob: $(objets)</text:span></text:span><text:span text:style-name="T1"><text:line-break/></text:span><text:span text:style-name="Teletype"><text:span text:style-name="T1">    $(CC) -o $@ $^ -lm</text:span></text:span><text:span text:style-name="T1"><text:line-break/><text:line-break/></text:span><text:span text:style-name="Teletype"><text:span text:style-name="T1">%.o: %.c</text:span></text:span><text:span text:style-name="T1"><text:line-break/></text:span><text:span text:style-name="Teletype"><text:span text:style-name="T1">    $(CC) $(CFLAGS) -o $@ -c $&lt;</text:span></text:span></text:p>
      <text:h text:style-name="P4" text:outline-level="3">    <text:span text:style-name="T6">4.3 Génération automatique des noms de fichiers</text:span></text:h>
      <text:p text:style-name="P15"><text:span text:style-name="T2">    </text:span><text:span text:style-name="T1">Il est possible d'utiliser des substitutions dans les noms de fichiers, par exemple pour générer automatiquement les noms des fichiers objets à partir des noms des fichiers sources, en remplaçant l'extension .c par .o :</text:span><text:line-break/><text:line-break/><text:span text:style-name="Teletype"><text:span text:style-name="T3">SRC= main.c struct.c operation.c<text:line-break/><text:line-break/># nommage automatique des fichiers objets d'apres les noms des sources C<text:line-break/>OBJ= $(SRC:.c=.o)<text:line-break/></text:span></text:span><text:line-break/><text:span text:style-name="T1">dans cet exemple </text:span><text:span text:style-name="T3">$(OBJ)</text:span><text:span text:style-name="T2"> </text:span><text:span text:style-name="T1">contiendra </text:span><text:span text:style-name="T3">main.o struct.o operation.o</text:span><text:line-break/><text:line-break/><text:span text:style-name="T1">exemple du makefile précedent avec nommage automatique des objets a partir des fichiers sources .c :</text:span></text:p>
      <text:p text:style-name="P18">CC= gcc        # compilateur<text:line-break/>CFLAGS= -Wall  # options de compilation pour les sources C<text:line-break/><text:line-break/>sources= blob.c tga.c tri_blob.c<text:line-break/>objets= $(sources:.c=.o)<text:line-break/><text:line-break/>blob: $(objets)<text:line-break/>    $(CC) -o $@ $^ -lm<text:line-break/><text:line-break/>%.o: %.c<text:line-break/>    $(CC) $(CFLAGS) -o $@ -c $&lt;</text:p>
      <text:p text:style-name="Text_20_body"/>
      <text:h text:style-name="P2" text:outline-level="2">5. Génération automatique des dépendences</text:h>
      <text:p text:style-name="P15"><text:span text:style-name="T2">    </text:span><text:span text:style-name="T1">Lorsque un projet prends un petit peu d'importance, de nombreux headers (.h) sont utilisés. Lorsque l'on modifie un header, il est nécessaire de recompiler tous les sources qui l'utilisent. Il est évidement possible d'ajouter les fichiers .h comme dépendance des sources, mais c'est particulièrement fastidieux. Le compilateur est le mieux placé pour savoir quels sont les headers utilisés par chaque source et il est même possible de récupérer ces dépendances au format des régles de make. Il suffit de stocker cette </text:span><text:soft-page-break/><text:span text:style-name="T1">nouvelle règle dans un fichier (.d par convention) et de l'inclure dans le makefile. Pour vous convaincre, essayer sur un de vos sources :</text:span><text:line-break/><text:line-break/><text:span text:style-name="Teletype"><text:span text:style-name="T2">    </text:span></text:span><text:span text:style-name="Teletype"><text:span text:style-name="T3">gcc -o source.d  -MM source.c<text:line-break/><text:line-break/>    cat source.d</text:span></text:span><text:line-break/><text:line-break/><text:line-break/><text:span text:style-name="T2">    </text:span><text:span text:style-name="T1">regardez les options -MM dans le </text:span><text:a xlink:type="simple" xlink:href="http://gcc.gnu.org/onlinedocs/gcc-3.4.2/gcc/Preprocessor-Options.html#Preprocessor-Options" text:style-name="Internet_20_link" text:visited-style-name="Visited_20_Internet_20_Link"><text:span text:style-name="T4">manuel de gcc</text:span></text:a><text:line-break/><text:line-break/><text:span text:style-name="T2">    </text:span><text:span text:style-name="T1">(la suite, bientôt ...)</text:span><text:line-break/><text:line-break/><text:span text:style-name="T2">    </text:span><text:span text:style-name="T1">exemple de makefile complet :<text:line-break/></text:span><text:line-break/><text:span text:style-name="T2">    </text:span><text:span text:style-name="T1">3 projets différents sont décrits,</text:span><text:line-break/><text:span text:style-name="T2">    </text:span><text:span text:style-name="T1">archivage de l'ensemble,</text:span><text:line-break/><text:span text:style-name="T2">    </text:span><text:span text:style-name="T1">numérotation automatique du projet,</text:span><text:line-break/><text:span text:style-name="T2">    </text:span><text:span text:style-name="T1">génération automatique de changelog</text:span><text:line-break/><text:span text:style-name="T2">    </text:span><text:span text:style-name="T1">...</text:span><text:line-break/><text:line-break/><text:line-break/><text:span text:style-name="Teletype"><text:span text:style-name="T3"># correction TP5 systemes d'exploitation 2003 : partage de fichiers<text:line-break/>CFLAGS= -g -Wall -D_REENTRANT<text:line-break/><text:line-break/>LDFLAGS=<text:line-break/><text:line-break/>LIB= -lpthread<text:line-break/><text:line-break/>CC= gcc $(CFLAGS)<text:line-break/>LD= gcc<text:line-break/><text:line-break/># serveur d'annonce<text:line-break/>ASRC=annonce.c \<text:line-break/>    annonce_sha1_f.c \<text:line-break/>    mtfifo.c \<text:line-break/>    critique.c \<text:line-break/>    socket.c \<text:line-break/>    fichier.c \<text:line-break/>    util.c \<text:line-break/>    debit.c \<text:line-break/>    version.c \<text:line-break/>    sha1.c \<text:line-break/>    sha1_f.c<text:line-break/></text:span></text:span><text:soft-page-break/><text:span text:style-name="Teletype"><text:span text:style-name="T3"><text:line-break/># nommage automatique des fichiers objets d'apres les noms des sources C<text:line-break/>AOBJ= $(ASRC:.c=.o)<text:line-break/><text:line-break/># nommage automatique des fichiers de dependance d'apres les noms des sources C<text:line-break/>ADEP= $(ASRC:.c=.d)<text:line-break/><text:line-break/># serveur de fichiers<text:line-break/>FSRC=serveur_fichier.c \<text:line-break/>    serveur_fichier_sha1.c \<text:line-break/>    serveur_fichier_sha1_f.c \<text:line-break/>    mtfifo.c \<text:line-break/>    critique.c \<text:line-break/>    socket.c \<text:line-break/>    fichier.c \<text:line-break/>    util.c \<text:line-break/>    debit.c \<text:line-break/>    version.c \<text:line-break/>    sha1.c \<text:line-break/>    sha1_f.c<text:line-break/>   <text:line-break/># nommage automatique des fichiers objets d'apres les noms des sources C<text:line-break/>FOBJ= $(FSRC:.c=.o)<text:line-break/><text:line-break/># nommage automatique des fichiers de dependance d'apres les noms des sources C<text:line-break/>FDEP= $(FSRC:.c=.d)<text:line-break/><text:line-break/>#client<text:line-break/>CSRC=client_sha1.c \<text:line-break/>    client_sha1_f.c \<text:line-break/>    mtfifo.c \<text:line-break/>    critique.c \<text:line-break/>    socket.c \<text:line-break/>    fichier.c \<text:line-break/>    util.c \<text:line-break/>    debit.c \<text:line-break/>    version.c \<text:line-break/>    sha1.c \<text:line-break/>    sha1_f.c<text:line-break/></text:span></text:span><text:soft-page-break/><text:span text:style-name="Teletype"><text:span text:style-name="T3"><text:line-break/># nommage automatique des fichiers objets d'apres les noms des sources C<text:line-break/>COBJ= $(CSRC:.c=.o)<text:line-break/><text:line-break/># nommage automatique des fichiers de dependance d'apres les noms des sources C<text:line-break/>CDEP= $(CSRC:.c=.d)<text:line-break/><text:line-break/># ensemble des fichiers de dependance<text:line-break/>DEP= $(ADEP) $(FDEP) $(CDEP)<text:line-break/><text:line-break/><text:line-break/># numero de version auto<text:line-break/>include build<text:line-break/><text:line-break/>#<text:line-break/>BIN=annonce  \<text:line-break/>    serveur_fichier \<text:line-break/>    client<text:line-break/><text:line-break/>#<text:line-break/>VER=annonce.version \<text:line-break/>    serveur_fichier.version \<text:line-break/>    client.version<text:line-break/>   <text:line-break/>   <text:line-break/>.PHONY: all<text:line-break/>all: $(BIN) $(VER) changelog<text:line-break/><text:line-break/># numerotation des compilations completes<text:line-break/>build:<text:line-break/>    echo BUILD= 1 &gt; build<text:line-break/><text:line-break/>rebuild: build<text:line-break/>    @echo BUILD= `expr $(BUILD) + 1` &gt; build<text:line-break/><text:line-break/># genere un fichier C avec une chaine de caracteres decrivant la version du projet<text:line-break/>version.c: build<text:line-break/>    @echo "char version_id[]= \"build $(BUILD)\";"  &gt; $@<text:line-break/><text:line-break/># conserve les commentaires sur les versions du projet<text:line-break/></text:span></text:span><text:soft-page-break/><text:span text:style-name="Teletype"><text:span text:style-name="T3">changelog: build<text:line-break/>    @echo -- changelog build $(BUILD)<text:line-break/>    @echo -e --\\n$(USER)@`hostname -s` --  build $(BUILD)  $(HOSTTYPE) --  `date` &gt; $@.tmp<text:line-break/>    @if test -f $@; then cat $@ &gt;&gt; $@.tmp; fi<text:line-break/>    @mv $@.tmp $@<text:line-break/><text:line-break/><text:line-break/>annonce.version: annonce<text:line-break/>    @echo $&lt; --  $(USER)  build $(BUILD)  --  `date` &gt; $@<text:line-break/><text:line-break/>annonce: $(AOBJ)<text:line-break/>    @echo -- build $(BUILD)<text:line-break/>    $(LD) $(LDFLAGS) -o $@ $+ $(LIB)<text:line-break/><text:line-break/>#<text:line-break/>serveur_fichier.version: serveur_fichier<text:line-break/>    @echo $&lt; --  $(USER)  build $(BUILD)  --  `date` &gt; $@<text:line-break/><text:line-break/>serveur_fichier: $(FOBJ)<text:line-break/>    @echo -- build $(BUILD)<text:line-break/>    $(LD) $(LDFLAGS) -o $@ $+ $(LIB)<text:line-break/><text:line-break/>#<text:line-break/>client.version: client<text:line-break/>    @echo $&lt; --  $(USER)  build $(BUILD)  --  `date` &gt; $@<text:line-break/><text:line-break/>client: $(COBJ)<text:line-break/>    @echo -- build $(BUILD)<text:line-break/>    $(LD) $(LDFLAGS) -o $@ $+ $(LIB)<text:line-break/><text:line-break/><text:line-break/>#<text:line-break/>%.o: %.c<text:line-break/>    $(CC) -o $@ -c $&lt;<text:line-break/><text:line-break/>%.d: %.c<text:line-break/>    $(CC) -MM -MD -o $@ $&lt;<text:line-break/><text:line-break/><text:line-break/>.PHONY: clean<text:line-break/>clean: rebuild<text:line-break/>    rm -f $(BIN) $(OBJ) $(DEP)</text:span></text:span><text:span text:style-name="Teletype"><text:span text:style-name="T2"> </text:span></text:span><text:span text:style-name="Teletype"><text:span text:style-name="T3">*.i *.s<text:line-break/></text:span></text:span><text:soft-page-break/><text:span text:style-name="Teletype"><text:span text:style-name="T3"><text:line-break/>.PHONY: tarball<text:line-break/>tarball:<text:line-break/>    @echo -- build $(BUILD)<text:line-break/>    -tar -zcf annonce_b$(BUILD).tar.gz Makefile build changelog *.[ch]<text:line-break/><text:line-break/># inclusion des dependances<text:line-break/>-include $(DEP)</text:span></text:span></text:p>
      <text:h text:style-name="P3" text:outline-level="2"/>
      <text:h text:style-name="P2" text:outline-level="2">6. Conclusion</text:h>
      <text:p text:style-name="P15"><text:span text:style-name="T2">    </text:span><text:span text:style-name="T1">Il existe de nombreuses fonctionnalités, lisez le manuel : </text:span><text:span text:style-name="Teletype"><text:span text:style-name="T3">info make</text:span></text:span><text:line-break/><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 svg:font-family="Time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7-29T11:14:05.191370221</meta:creation-date>
    <dc:date>2021-07-29T11:14:49.412232492</dc:date>
    <meta:editing-duration>PT46S</meta:editing-duration>
    <meta:editing-cycles>1</meta:editing-cycles>
    <meta:document-statistic meta:table-count="0" meta:image-count="0" meta:object-count="0" meta:page-count="14" meta:paragraph-count="113" meta:word-count="3000" meta:character-count="19741" meta:non-whitespace-character-count="15969"/>
    <meta:generator>LibreOffice/7.1.4.2$MacOSX_X86_64 LibreOffice_project/a529a4fab45b75fefc5b6226684193eb000654f6</meta:generator>
  </office:meta>
</office:document-meta>
</file>